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e4c8b"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P38" style:family="paragraph" style:parent-style-name="Standard">
      <style:paragraph-properties fo:break-before="page">
        <style:tab-stops>
          <style:tab-stop style:position="1.492cm"/>
          <style:tab-stop style:position="3.496cm"/>
        </style:tab-stops>
      </style:paragraph-properties>
      <style:text-properties style:font-name="EB Garamond 12 All SC" fo:font-size="11pt" fo:language="en" fo:country="US" fo:font-style="normal" officeooo:rsid="01120c92" officeooo:paragraph-rsid="020e4c8b" style:font-size-asian="11pt" style:font-style-asian="normal" style:font-size-complex="11pt" style:font-style-complex="normal"/>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fo:font-style="normal" officeooo:rsid="01e728ff" style:font-style-asian="normal" style:font-style-complex="normal"/>
    </style:style>
    <style:style style:name="T67" style:family="text">
      <style:text-properties fo:font-style="normal" officeooo:rsid="01e8d669" style:font-style-asian="normal" style:font-style-complex="normal"/>
    </style:style>
    <style:style style:name="T68" style:family="text">
      <style:text-properties fo:font-style="normal" officeooo:rsid="01e8edcb" style:font-style-asian="normal" style:font-style-complex="normal"/>
    </style:style>
    <style:style style:name="T69" style:family="text">
      <style:text-properties fo:font-style="normal" officeooo:rsid="01eab830" style:font-style-asian="normal" style:font-style-complex="normal"/>
    </style:style>
    <style:style style:name="T70" style:family="text">
      <style:text-properties fo:font-style="normal" officeooo:rsid="01eb766c" style:font-style-asian="normal" style:font-style-complex="normal"/>
    </style:style>
    <style:style style:name="T71" style:family="text">
      <style:text-properties fo:font-style="normal" officeooo:rsid="01ebfa77" style:font-style-asian="normal" style:font-style-complex="normal"/>
    </style:style>
    <style:style style:name="T72" style:family="text">
      <style:text-properties fo:font-style="normal" officeooo:rsid="01ee6fde" style:font-style-asian="normal" style:font-style-complex="normal"/>
    </style:style>
    <style:style style:name="T73" style:family="text">
      <style:text-properties fo:font-style="normal" officeooo:rsid="01ef8455" style:font-style-asian="normal" style:font-style-complex="normal"/>
    </style:style>
    <style:style style:name="T74" style:family="text">
      <style:text-properties fo:font-style="normal" officeooo:rsid="01f090cf" style:font-style-asian="normal" style:font-style-complex="normal"/>
    </style:style>
    <style:style style:name="T75" style:family="text">
      <style:text-properties fo:font-style="normal" officeooo:rsid="01f36d84" style:font-style-asian="normal" style:font-style-complex="normal"/>
    </style:style>
    <style:style style:name="T76" style:family="text">
      <style:text-properties fo:font-style="normal" officeooo:rsid="01f3d7e9" style:font-style-asian="normal" style:font-style-complex="normal"/>
    </style:style>
    <style:style style:name="T77" style:family="text">
      <style:text-properties fo:font-style="normal" officeooo:rsid="01f439a0" style:font-style-asian="normal" style:font-style-complex="normal"/>
    </style:style>
    <style:style style:name="T78" style:family="text">
      <style:text-properties fo:font-style="normal" officeooo:rsid="01f4888c" style:font-style-asian="normal" style:font-style-complex="normal"/>
    </style:style>
    <style:style style:name="T79" style:family="text">
      <style:text-properties fo:font-style="normal" officeooo:rsid="01f600ec" style:font-style-asian="normal" style:font-style-complex="normal"/>
    </style:style>
    <style:style style:name="T80" style:family="text">
      <style:text-properties fo:font-style="normal" officeooo:rsid="01f73966" style:font-style-asian="normal" style:font-style-complex="normal"/>
    </style:style>
    <style:style style:name="T81" style:family="text">
      <style:text-properties fo:font-style="normal" officeooo:rsid="01f8e5f0" style:font-style-asian="normal" style:font-style-complex="normal"/>
    </style:style>
    <style:style style:name="T82" style:family="text">
      <style:text-properties fo:font-style="normal" officeooo:rsid="01fa4d3e" style:font-style-asian="normal" style:font-style-complex="normal"/>
    </style:style>
    <style:style style:name="T83" style:family="text">
      <style:text-properties fo:font-style="normal" officeooo:rsid="01fa8862" style:font-style-asian="normal" style:font-style-complex="normal"/>
    </style:style>
    <style:style style:name="T84" style:family="text">
      <style:text-properties fo:font-style="normal" officeooo:rsid="01fb0866" style:font-style-asian="normal" style:font-style-complex="normal"/>
    </style:style>
    <style:style style:name="T85" style:family="text">
      <style:text-properties fo:font-style="normal" officeooo:rsid="01fcfca8" style:font-style-asian="normal" style:font-style-complex="normal"/>
    </style:style>
    <style:style style:name="T86" style:family="text">
      <style:text-properties fo:font-style="normal" officeooo:rsid="01fed59f" style:font-style-asian="normal" style:font-style-complex="normal"/>
    </style:style>
    <style:style style:name="T87" style:family="text">
      <style:text-properties fo:font-style="normal" officeooo:rsid="02002733" style:font-style-asian="normal" style:font-style-complex="normal"/>
    </style:style>
    <style:style style:name="T88" style:family="text">
      <style:text-properties fo:font-style="normal" officeooo:rsid="02007324" style:font-style-asian="normal" style:font-style-complex="normal"/>
    </style:style>
    <style:style style:name="T89" style:family="text">
      <style:text-properties fo:font-style="normal" officeooo:rsid="0201207d" style:font-style-asian="normal" style:font-style-complex="normal"/>
    </style:style>
    <style:style style:name="T90" style:family="text">
      <style:text-properties fo:font-style="normal" officeooo:rsid="0202bc11" style:font-style-asian="normal" style:font-style-complex="normal"/>
    </style:style>
    <style:style style:name="T91" style:family="text">
      <style:text-properties fo:font-style="normal" officeooo:rsid="0203834e" style:font-style-asian="normal" style:font-style-complex="normal"/>
    </style:style>
    <style:style style:name="T92" style:family="text">
      <style:text-properties fo:font-style="normal" officeooo:rsid="0203c375" style:font-style-asian="normal" style:font-style-complex="normal"/>
    </style:style>
    <style:style style:name="T93" style:family="text">
      <style:text-properties fo:font-style="normal" officeooo:rsid="0203cea1" style:font-style-asian="normal" style:font-style-complex="normal"/>
    </style:style>
    <style:style style:name="T94" style:family="text">
      <style:text-properties fo:font-style="normal" officeooo:rsid="02058410" style:font-style-asian="normal" style:font-style-complex="normal"/>
    </style:style>
    <style:style style:name="T95" style:family="text">
      <style:text-properties fo:font-style="normal" officeooo:rsid="02072b36" style:font-style-asian="normal" style:font-style-complex="normal"/>
    </style:style>
    <style:style style:name="T96" style:family="text">
      <style:text-properties fo:font-style="normal" officeooo:rsid="0208b770" style:font-style-asian="normal" style:font-style-complex="normal"/>
    </style:style>
    <style:style style:name="T97" style:family="text">
      <style:text-properties fo:font-style="normal" officeooo:rsid="020b3d55" style:font-style-asian="normal" style:font-style-complex="normal"/>
    </style:style>
    <style:style style:name="T98" style:family="text">
      <style:text-properties fo:font-style="normal" officeooo:rsid="020bac77" style:font-style-asian="normal" style:font-style-complex="normal"/>
    </style:style>
    <style:style style:name="T99" style:family="text">
      <style:text-properties fo:font-style="normal" officeooo:rsid="020d6b79" style:font-style-asian="normal" style:font-style-complex="normal"/>
    </style:style>
    <style:style style:name="T100" style:family="text">
      <style:text-properties fo:font-style="normal" officeooo:rsid="020d6bd2" style:font-style-asian="normal" style:font-style-complex="normal"/>
    </style:style>
    <style:style style:name="T101" style:family="text">
      <style:text-properties fo:font-style="normal" officeooo:rsid="020d8ed9" style:font-style-asian="normal" style:font-style-complex="normal"/>
    </style:style>
    <style:style style:name="T102" style:family="text">
      <style:text-properties fo:font-style="normal" officeooo:rsid="020e4c8b" style:font-style-asian="normal" style:font-style-complex="normal"/>
    </style:style>
    <style:style style:name="T103" style:family="text">
      <style:text-properties fo:font-style="normal" officeooo:rsid="020f8f27" style:font-style-asian="normal" style:font-style-complex="normal"/>
    </style:style>
    <style:style style:name="T104" style:family="text">
      <style:text-properties officeooo:rsid="000a14f6"/>
    </style:style>
    <style:style style:name="T105" style:family="text">
      <style:text-properties officeooo:rsid="005714b7"/>
    </style:style>
    <style:style style:name="T106" style:family="text">
      <style:text-properties officeooo:rsid="005f04dc"/>
    </style:style>
    <style:style style:name="T107" style:family="text">
      <style:text-properties officeooo:rsid="00880dbe"/>
    </style:style>
    <style:style style:name="T108" style:family="text">
      <style:text-properties officeooo:rsid="007c6d62"/>
    </style:style>
    <style:style style:name="T109" style:family="text">
      <style:text-properties officeooo:rsid="00823925"/>
    </style:style>
    <style:style style:name="T110" style:family="text">
      <style:text-properties officeooo:rsid="00836784"/>
    </style:style>
    <style:style style:name="T111" style:family="text">
      <style:text-properties officeooo:rsid="00374dde"/>
    </style:style>
    <style:style style:name="T112" style:family="text">
      <style:text-properties style:font-name="EB Garamond 12 All SC" fo:font-style="normal" style:font-style-asian="normal" style:font-style-complex="normal"/>
    </style:style>
    <style:style style:name="T113" style:family="text">
      <style:text-properties style:font-name="EB Garamond 12 All SC" fo:font-style="normal" officeooo:rsid="00a5b076" style:font-style-asian="normal" style:font-style-complex="normal"/>
    </style:style>
    <style:style style:name="T114" style:family="text">
      <style:text-properties style:font-name="EB Garamond 12 All SC" fo:font-style="normal" officeooo:rsid="011a7ae9" style:font-style-asian="normal" style:font-style-complex="normal"/>
    </style:style>
    <style:style style:name="T115" style:family="text">
      <style:text-properties officeooo:rsid="013faaaf"/>
    </style:style>
    <style:style style:name="T116" style:family="text">
      <style:text-properties officeooo:rsid="01bf45d3"/>
    </style:style>
    <style:style style:name="T117" style:family="text">
      <style:text-properties officeooo:rsid="01c3b179"/>
    </style:style>
    <style:style style:name="T118" style:family="text">
      <style:text-properties officeooo:rsid="01cac2f5"/>
    </style:style>
    <style:style style:name="T119"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115">7</text:span></text:p>
      <text:p text:style-name="P31"/>
      <text:p text:style-name="P31"/>
      <text:p text:style-name="P26">© 201<text:span text:style-name="T115">7</text:span> by Wolfgang Skala. This edition is licensed under the Creative Commons Attribution<text:span text:style-name="T107">-NonCommercial-ShareAlike</text:span> 4.0 International License. To view a copy of this license, visit http://creativecommons.org/licenses/by<text:span text:style-name="T108">-nc-sa</text:span>/4.0/. </text:p>
      <text:p text:style-name="P25"/>
      <text:p text:style-name="P27">Music engraving by LilyPond 2.18.0 (http://www.lilypond.org).<text:span text:style-name="T105"><text:line-break/>Front matter</text:span> typeset with EB Garamond (http://www.georgduffner.at/ebgaramond).</text:p>
      <text:p text:style-name="P31"/>
      <text:p text:style-name="P24">First <text:span text:style-name="T119">version</text:span>, <text:span text:style-name="T116">March</text:span> 201<text:span text:style-name="T115">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9">The digital version of the manuscript<text:span text:style-name="T109"> is</text:span> available at<text:line-break/><text:tab/>http://digital.slub-dresden.de/id<text:span text:style-name="T117">360701914</text:span> (Mus.2358-D-<text:span text:style-name="T117">31</text:span>)<text:span text:style-name="T109">.</text:span></text:p>
      <text:p text:style-name="P2"/>
      <text:p text:style-name="P4">In general, this edition closely follows the autograph. Any changes <text:span text:style-name="T104">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6"><text:span text:style-name="T2">Bar<text:tab/>Staff<text:tab/>Note</text:span><text:span text:style-name="T6"><text:line-break/></text:span><text:span text:style-name="T41">8<text:tab/>Ob.II</text:span><text:span text:style-name="T12"><text:note text:id="ftn1" text:note-class="footnote"><text:note-citation>1</text:note-citation><text:note-body><text:p text:style-name="P37">Abbreviations: A., alto; B., bass; BOrg., basses and organ; <text:span text:style-name="T118">Chal., chalumeau; Fl., flute; </text:span>Ms., manuscript; Ob.,<text:span text:style-name="T118"> </text:span>oboe;<text:span text:style-name="T111"> r, rest;</text:span> S., soprano; T.<text:span text:style-name="T110">,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5"><text:tab/></text:span><text:span text:style-name="T40">T</text:span><text:span text:style-name="T23">.</text:span><text:span text:style-name="T15"><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6"><text:line-break/><text:line-break/><text:line-break/></text:span><text:span text:style-name="T113">g l o r i a</text:span></text:p>
      <text:p text:style-name="P6"/>
      <text:p text:style-name="P17"><text:span text:style-name="T2">Bar<text:tab/>Staff<text:tab/>Note</text:span><text:span text:style-name="T4"><text:line-break/></text:span><text:span text:style-name="T52">44</text:span><text:span text:style-name="T17"><text:tab/></text:span><text:span text:style-name="T26">T.</text:span><text:span text:style-name="T17"><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66"><text:line-break/>277<text:tab/></text:span><text:span text:style-name="T68">Ob.II/</text:span><text:span text:style-name="T66">V.II<text:tab/>indicated by small notes in the Ms.</text:span><text:span text:style-name="T67"><text:line-break/>293<text:tab/>Va.<text:tab/>in Ms. unison with BOrg., here transposed one octave down</text:span><text:span text:style-name="T69"><text:line-break/>304<text:tab/>Ob.I/II<text:tab/>in Ms. unison with V.I, here adapted to the Oboe</text:span><text:span text:style-name="T73">’</text:span><text:span text:style-name="T69">s range</text:span><text:span text:style-name="T70"><text:line-break/><text:line-break/></text:span><text:span text:style-name="T71">347<text:tab/>Fl.II<text:tab/>bar missing in Ms.<text:line-break/></text:span><text:span text:style-name="T70">391<text:tab/>Va.<text:tab/>2nd half of bar in Ms.: g′4–g4</text:span><text:span text:style-name="T72"><text:line-break/><text:line-break/>472<text:tab/>B.<text:tab/>4th eighth missing in Ms.</text:span><text:span text:style-name="T27"><text:line-break/></text:span></text:p>
      <text:p text:style-name="P13"/>
      <text:p text:style-name="P21"><text:span text:style-name="T113">c</text:span><text:span text:style-name="T112"> r e d o</text:span></text:p>
      <text:p text:style-name="P7"/>
      <text:p text:style-name="P18"><text:span text:style-name="T2">Bar<text:tab/>Staff<text:tab/>Note</text:span><text:span text:style-name="T4"><text:line-break/></text:span><text:span text:style-name="T80">6<text:tab/>Va.<text:tab/>2nd half of bar in Ms.: unison with V., here adapted to bars</text:span><text:span text:style-name="T82"><text:line-break/>25f<text:tab/>Ob.I/II<text:tab/>last quarter in Ms.: r16–g′16–a′16–b′16 | c″8</text:span><text:span text:style-name="T81"><text:line-break/>25<text:tab/>Va.<text:tab/>3rd quarter missing in Ms.</text:span><text:span text:style-name="T8"><text:line-break/></text:span><text:span text:style-name="T75">33<text:tab/>A.<text:tab/></text:span><text:span text:style-name="T77">2nd</text:span><text:span text:style-name="T75"> quarter missing in Ms.</text:span><text:span text:style-name="T7"><text:line-break/></text:span><text:span text:style-name="T74">34</text:span><text:span text:style-name="T28"><text:tab/></text:span><text:span text:style-name="T74">V</text:span><text:span text:style-name="T28">.I/II</text:span><text:span text:style-name="T29"><text:tab/></text:span><text:span text:style-name="T74">7th eighth in Ms.: e′16–c′16</text:span><text:span text:style-name="T85"><text:line-break/>60ff<text:tab/>Ob.II<text:tab/>last quarter in bar 60 to</text:span><text:span text:style-name="T86"> </text:span><text:span text:style-name="T85">first quarter in bar 62 in Ms.:<text:line-break/><text:tab/><text:tab/>unison with Ob.I, here unison with V.II</text:span><text:span text:style-name="T83"><text:line-break/>75f<text:tab/>Ob.I/II<text:tab/>second half of bar 75 and first half of bar 76 here unison with V.I</text:span><text:span text:style-name="T78"><text:line-break/>76<text:tab/>A.<text:tab/>1st quarter in Ms.: g′4</text:span><text:span text:style-name="T79"><text:line-break/>90<text:tab/>B.<text:tab/>bar missing in Ms.</text:span><text:span text:style-name="T76"><text:line-break/>101<text:tab/>A.<text:tab/>last quarter in Ms.: g′4</text:span><text:span text:style-name="T86"><text:line-break/>115</text:span><text:span text:style-name="T85">ff<text:tab/>Ob.II<text:tab/>last quarter in bar </text:span><text:span text:style-name="T86">115</text:span><text:span text:style-name="T85"> to</text:span><text:span text:style-name="T86"> </text:span><text:span text:style-name="T85">first quarter in bar </text:span><text:span text:style-name="T86">117</text:span><text:span text:style-name="T85"> in Ms.:<text:line-break/><text:tab/><text:tab/>unison with Ob.I, here unison with V.II</text:span><text:span text:style-name="T76"><text:line-break/>116<text:tab/>A.<text:tab/>7th eighth in Ms.: g′8</text:span><text:span text:style-name="T84"><text:line-break/>126<text:tab/>Ob.I/II<text:tab/>first quarter in Ms. unison with V.I</text:span><text:span text:style-name="T87"><text:line-break/><text:line-break/>127<text:tab/></text:span><text:span text:style-name="T89">V.II/</text:span><text:span text:style-name="T87">A.<text:tab/>last half note in Ms.: f′2</text:span><text:span text:style-name="T88"><text:line-break/>127<text:tab/>T.<text:tab/></text:span><text:span text:style-name="T87">last half note in Ms.: </text:span><text:span text:style-name="T88">bes</text:span><text:span text:style-name="T87">2</text:span><text:span text:style-name="T90"><text:line-break/><text:line-break/></text:span><text:span text:style-name="T92">159<text:tab/>V.I/II<text:tab/>3rd/7th sixteenth in Ms.: gis′16</text:span><text:span text:style-name="T94"><text:line-break/>184–186<text:tab/>Ob.I/II<text:tab/>in Ms. still unison with S., here unison with V.I/II</text:span><text:span text:style-name="T93"><text:line-break/>187ff<text:tab/>Va.<text:tab/>bar 187 to first half of bar 191 missing in Ms.</text:span><text:span text:style-name="T92"><text:line-break/></text:span><text:span text:style-name="T90">197<text:tab/>T.<text:tab/>bar missing in Ms.</text:span><text:span text:style-name="T95"><text:line-break/>205f<text:tab/>Ob.I/II<text:tab/>bars missing in Ms., presumably unison with V.I/II</text:span><text:span text:style-name="T96"><text:line-break/>218f<text:tab/>Ob.I/II<text:tab/>bars in Ms.: e″4– | e″8–cis″8</text:span><text:span text:style-name="T91"><text:line-break/>225<text:tab/>T.<text:tab/>6th eighth in Ms.: e′8</text:span><text:span text:style-name="T97"><text:line-break/><text:line-break/>257<text:tab/>V.I</text:span><text:span text:style-name="T101">/Ob.I/II</text:span><text:span text:style-name="T97"><text:tab/>1st quarter in Ms.: c″8–a′8</text:span><text:span text:style-name="T98"><text:line-break/>271<text:tab/>V.II<text:tab/>7th eighth in Ms.: d′8</text:span><text:span text:style-name="T99"><text:line-break/>301<text:tab/>V.II<text:tab/>2nd half of bar in Ms.: d″8.–c″16</text:span><text:span text:style-name="T100"><text:line-break/>323ff<text:tab/>V.II<text:tab/>2nd quarter of bar 323 to first half of bar 326 missing in Ms.<text:line-break/><text:tab/><text:tab/>here unison with </text:span><text:span text:style-name="T101">T</text:span><text:span text:style-name="T100">.</text:span><text:span text:style-name="T84"><text:line-break/></text:span><text:span text:style-name="T29"><text:line-break/></text:span><text:span text:style-name="T102"><text:line-break/></text:span></text:p>
      <text:p text:style-name="P38">s a n c t u s</text:p>
      <text:p text:style-name="P8"/>
      <text:p text:style-name="P14"><text:span text:style-name="T2">Bar<text:tab/>Staff<text:tab/>Note</text:span><text:span text:style-name="T4"><text:line-break/></text:span><text:span text:style-name="T103">3</text:span><text:span text:style-name="T17"><text:tab/></text:span><text:span text:style-name="T103">V.I/II</text:span><text:span text:style-name="T17"><text:tab/></text:span><text:span text:style-name="T103">5th eighth in Ms.: a″8</text:span><text:span text:style-name="T32"><text:line-break/></text:span><text:span text:style-name="T18"><text:line-break/><text:line-break/></text:span><text:span text:style-name="T114">a g n u s <text:s text:c="2"/>d e i</text:span></text:p>
      <text:p text:style-name="P9"/>
      <text:p text:style-name="P15"><text:span text:style-name="T2">Bar<text:tab/>Staff<text:tab/>Note</text:span><text:span text:style-name="T4"><text:line-break/></text:span><text:span text:style-name="T33">34</text:span><text:span text:style-name="T17"><text:tab/></text:span><text:span text:style-name="T33">V.II</text:span><text:span text:style-name="T17"><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1">Salzburg, </text:span><text:span text:style-name="T34">March</text:span><text:span text:style-name="T11"> 201</text:span><text:span text:style-name="T19">7</text:span><text:line-break/>Wolfgang Skala</text:p>
      <text:p text:style-name="P36"/>
      <text:p text:style-name="P33">C O N T E N T S</text:p>
      <text:p text:style-name="P29"/>
      <text:p text:style-name="P28"/>
      <text:p text:style-name="P28"/>
      <text:p text:style-name="P23">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0">4</text:span><text:span text:style-name="T11"><text:line-break/><text:tab/></text:span><text:span text:style-name="T13">1.3<text:tab/></text:span><text:span text:style-name="T11">Kyrie II</text:span><text:span text:style-name="T13"><text:tab/></text:span><text:span text:style-name="T36">12</text:span><text:span text:style-name="T11"><text:line-break/></text:span><text:span text:style-name="T13"><text:line-break/></text:span>Gloria<text:span text:style-name="T11"><text:line-break/><text:tab/></text:span><text:span text:style-name="T13">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3"><text:line-break/><text:tab/>2.</text:span><text:span text:style-name="T36">3</text:span><text:span text:style-name="T13"><text:tab/>Qu</text:span><text:span text:style-name="T36">oniam I</text:span><text:span text:style-name="T13"><text:tab/></text:span><text:span text:style-name="T21">5</text:span><text:span text:style-name="T36">0</text:span><text:span text:style-name="T13"><text:line-break/><text:tab/>2.</text:span><text:span text:style-name="T36">4</text:span><text:span text:style-name="T13"><text:tab/>Quoniam</text:span><text:span text:style-name="T36"> II</text:span><text:span text:style-name="T13"><text:tab/></text:span><text:span text:style-name="T21">5</text:span><text:span text:style-name="T36">2</text:span><text:span text:style-name="T13"><text:line-break/><text:tab/>2.</text:span><text:span text:style-name="T36">5</text:span><text:span text:style-name="T13"><text:tab/>Cum Sancto Spirit</text:span><text:span text:style-name="T37">u</text:span><text:span text:style-name="T13"><text:tab/></text:span><text:span text:style-name="T37">61</text:span><text:span text:style-name="T14"><text:line-break/><text:line-break/></text:span><text:span text:style-name="T106">Credo<text:tab/><text:tab/></text:span><text:span text:style-name="T14"><text:line-break/><text:tab/></text:span><text:span text:style-name="T38"><text:tab/>(</text:span><text:span text:style-name="T14">Credo</text:span><text:span text:style-name="T38">)</text:span><text:span text:style-name="T14"><text:tab/></text:span><text:span text:style-name="T38">79</text:span><text:span text:style-name="T14"><text:line-break/><text:tab/><text:tab/></text:span><text:span text:style-name="T38">(</text:span><text:span text:style-name="T14">Et incarnatus est</text:span><text:span text:style-name="T38">)</text:span><text:span text:style-name="T14"><text:tab/></text:span><text:span text:style-name="T38">90</text:span><text:span text:style-name="T14"><text:line-break/><text:tab/><text:tab/></text:span><text:span text:style-name="T38">(</text:span><text:span text:style-name="T14">Crucifixus</text:span><text:span text:style-name="T38">)</text:span><text:span text:style-name="T14"><text:tab/></text:span><text:span text:style-name="T38">92</text:span><text:span text:style-name="T14"><text:line-break/><text:tab/><text:tab/></text:span><text:span text:style-name="T38">(</text:span><text:span text:style-name="T14">Et resurrexit</text:span><text:span text:style-name="T38">)</text:span><text:span text:style-name="T14"><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4"><text:line-break/><text:line-break/></text:span><text:span text:style-name="T106">Sanctus et Benedictus</text:span><text:span text:style-name="T14"><text:line-break/><text:tab/>4</text:span><text:span text:style-name="T20">.1</text:span><text:span text:style-name="T14"><text:tab/>Sanctus<text:tab/>1</text:span><text:span text:style-name="T39">13</text:span><text:span text:style-name="T14"><text:line-break/><text:tab/></text:span><text:span text:style-name="T20">4.2</text:span><text:span text:style-name="T14"><text:tab/>Benedictus<text:tab/>1</text:span><text:span text:style-name="T39">22</text:span><text:span text:style-name="T14"><text:line-break/><text:tab/></text:span><text:span text:style-name="T20">4.3</text:span><text:span text:style-name="T14"><text:tab/>Osanna<text:tab/>1</text:span><text:span text:style-name="T39">26</text:span><text:span text:style-name="T14"><text:line-break/><text:line-break/></text:span><text:span text:style-name="T106">Agnus Dei</text:span><text:span text:style-name="T14"><text:line-break/><text:tab/></text:span><text:span text:style-name="T20">5</text:span><text:span text:style-name="T14">.1<text:tab/>Agnus Dei<text:tab/>1</text:span><text:span text:style-name="T39">31<text:tab/></text:span><text:span text:style-name="T14"><text:line-break/><text:tab/></text:span><text:span text:style-name="T20">5</text:span><text:span text:style-name="T14">.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6T21:05:42.869114853</dc:date>
    <dc:creator>Wolfgang Skala</dc:creator>
    <meta:editing-duration>P5DT19H43M42S</meta:editing-duration>
    <meta:editing-cycles>477</meta:editing-cycles>
    <meta:generator>LibreOffice/4.2.8.2$Linux_X86_64 LibreOffice_project/420m0$Build-2</meta:generator>
    <meta:document-statistic meta:table-count="0" meta:image-count="1" meta:object-count="0" meta:page-count="5" meta:paragraph-count="22" meta:word-count="921" meta:character-count="4970" meta:non-whitespace-character-count="4015"/>
  </office:meta>
</office:document-meta>
</file>